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able-cell-properties style:vertical-align="automatic"/>
      <style:text-properties style:font-name="Courier New1" style:font-name-asian="Courier New1" style:font-name-complex="Courier New1"/>
    </style:style>
    <style:style style:name="ce7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34597222222222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5.450416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4.15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Reload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aveLoadMan</text:p>
          </table:table-cell>
          <table:table-cell office:value-type="string" table:style-name="ce3">
            <text:p>0x58</text:p>
          </table:table-cell>
          <table:table-cell table:number-columns-repeated="1022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d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</text:p>
          </table:table-cell>
          <table:table-cell office:value-type="string" table:style-name="ce3">
            <text:p>0x5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Window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Width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Heigh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ockMouseToWindow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1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ameraMan</text:p>
          </table:table-cell>
          <table:table-cell office:value-type="string" table:style-name="ce3">
            <text:p>0x18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HavokManImp</text:p>
          </table:table-cell>
          <table:table-cell office:value-type="string" table:style-name="ce3">
            <text:p>0xC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MakerImp</text:p>
          </table:table-cell>
          <table:table-cell office:value-type="string" table:style-name="ce3">
            <text:p>0x160</text:p>
          </table:table-cell>
          <table:table-cell table:number-columns-repeated="16382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 Cam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Are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Wor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pUid_Poi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iniBlockIndex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Summoned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aveSlo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nfir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Tutorial_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etTutorialSummoned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Profi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2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NoInpu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office:value-type="string" table:style-name="ce3">
            <text:p>0x26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office:value-type="string" table:style-name="ce3">
            <text:p>0xD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bag's position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office:value-type="string" table:style-name="ce3">
            <text:p>0x8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</text:p>
          </table:table-cell>
          <table:table-cell office:value-type="string" table:style-name="ce3">
            <text:p>0x158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Imp</text:p>
          </table:table-cell>
          <table:table-cell office:value-type="string" table:style-name="ce3">
            <text:p>0x1F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's PlayerIn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office:value-type="string" table:style-name="ce3">
            <text:p>0x27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mgHitRecord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office:value-type="string" table:style-name="ce3">
            <text:p>0x120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2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WorldHi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TalkManImpl</text:p>
          </table:table-cell>
          <table:table-cell office:value-type="string" table:style-name="ce3">
            <text:p>0xC9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EventAc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3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essionManage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b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Man</text:p>
          </table:table-cell>
          <table:table-cell office:value-type="string" table:style-name="ce3">
            <text:p>0x30 (?)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amResCap Arra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Outside orig strucutre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Redo within array bounds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Good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A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haraInitParam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ResCap Array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_Light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ensFlare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agdollParam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oneMapBank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ObjAct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Jud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o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ightScatterin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efault_EnemyBehavior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9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Shadow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Weap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C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1_ToneCorrec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D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inforceParamProtector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oloParamMan</text:p>
          </table:table-cell>
          <table:table-cell office:value-type="string" table:style-name="ce3">
            <text:p>0xB10</text:p>
          </table:table-cell>
          <table:table-cell table:number-columns-repeated="1022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office:value-type="string" table:style-name="ce3">
            <text:p>0x2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Man</text:p>
          </table:table-cell>
          <table:table-cell office:value-type="string" table:style-name="ce3">
            <text:p>0x30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TagManImp</text:p>
          </table:table-cell>
          <table:table-cell office:value-type="string" table:style-name="ce3">
            <text:p>0xeef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d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ex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3">
            <text:p>+0x0078</text:p>
          </table:table-cell>
          <table:table-cell office:value-type="string" table:style-name="ce3">
            <text:p>AVTexHdlResCa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VTexHdlResCap</text:p>
          </table:table-cell>
          <table:table-cell office:value-type="string" table:style-name="ce3">
            <text:p>0x9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exture name, 0x38 unic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AVTpfResCa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e4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leMan</text:p>
          </table:table-cell>
          <table:table-cell office:value-type="string" table:style-name="ce3">
            <text:p>0x17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LResourceFileLoadEventQueu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45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DirIndicato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office:value-type="string" table:style-name="ce3">
            <text:p>0x11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PadDeviceReplacementRequest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KillBlackGho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B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itDeath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athPenaltySki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141d27d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FrpgNe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PlayerGameData</text:p>
          </table:table-cell>
          <table:table-cell office:value-type="string" table:style-name="ce3">
            <text:p>0x6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ultiplay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Op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hiefInvadePlay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Rank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vena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8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Hea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8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Ch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Wa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Arm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Leg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AreaInfoOwner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Region</text:p>
          </table:table-cell>
          <table:table-cell office:value-type="string" table:style-name="ce3">
            <text:p>0x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MapItemManImpl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Chr</text:p>
          </table:table-cell>
          <table:table-cell office:value-type="string" table:style-name="ce3">
            <text:p>0x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Info</text:p>
          </table:table-cell>
          <table:table-cell office:value-type="string" table:style-name="ce3">
            <text:p>0x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Chr</text:p>
          </table:table-cell>
          <table:table-cell office:value-type="string" table:style-name="ce3">
            <text:p>0x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Info</text:p>
          </table:table-cell>
          <table:table-cell office:value-type="string" table:style-name="ce3">
            <text:p>0x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ChrManImp</text:p>
          </table:table-cell>
          <table:table-cell office:value-type="string" table:style-name="ce3">
            <text:p>0x1F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InfoOwner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Res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number-rows-repeated="1047881" table:style-name="ro2">
          <table:table-cell table:number-columns-repeated="16384"/>
        </table:table-row>
      </table:table>
      <table:table table:name="Functions" table:style-name="ta2">
        <table:table-column table:style-name="co6" table:default-cell-style-name="ce7"/>
        <table:table-column table:style-name="co7" table:default-cell-style-name="ce7"/>
        <table:table-column table:style-name="co5" table:number-columns-repeated="1022" table:default-cell-style-name="ce7"/>
        <table:table-column table:style-name="co5" table:number-columns-repeated="15360" table:default-cell-style-name="ce1"/>
        <table:table-row table:style-name="ro3">
          <table:table-cell office:value-type="string" table:style-name="ce7">
            <text:p>HGTextureEntity_New</text:p>
          </table:table-cell>
          <table:table-cell office:value-type="string" table:style-name="ce7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adDevice_New</text:p>
          </table:table-cell>
          <table:table-cell office:value-type="string" table:style-name="ce7">
            <text:p>140e22660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dc:creator>Hatland, Lane</dc:creator>
    <meta:creation-date>2018-07-03T01:49:34Z</meta:creation-date>
    <dc:date>2019-05-15T05:47:17Z</dc:date>
    <meta:editing-cycles>40</meta:editing-cycles>
    <meta:editing-duration>PT14966S</meta:editing-duration>
  </office:meta>
</office:document-meta>
</file>